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arning objectives for Git lessons</text:p>
      <text:p text:style-name="Standard"/>
      <text:list xml:id="list2957957387916660053" text:style-name="L1">
        <text:list-item>
          <text:p text:style-name="P1">Student will be able to show where revision control fits in the software development process.</text:p>
        </text:list-item>
        <text:list-item>
          <text:p text:style-name="P1">Student can describe to a partner basic revision control in their own words.</text:p>
        </text:list-item>
        <text:list-item>
          <text:p text:style-name="P1">Student can draw a diagram of data movement using git.</text:p>
        </text:list-item>
        <text:list-item>
          <text:p text:style-name="P1">Student can create git repo locally on personal computer, make changes to files and commit them.</text:p>
        </text:list-item>
        <text:list-item>
          <text:p text:style-name="P1">Student can open a pull request independently for the PyLadies website repository.</text:p>
        </text:list-item>
      </text:list>
      <text:p text:style-name="Standard"/>
      <text:p text:style-name="Standard">Pre-requisites</text:p>
      <text:list xml:id="list8929677168390130161" text:style-name="L2">
        <text:list-item>
          <text:p text:style-name="P2">Create Github account</text:p>
        </text:list-item>
        <text:list-item>
          <text:p text:style-name="P2">Install git (not the “github” application) locally on your system</text:p>
        </text:list-item>
        <text:list-item>
          <text:p text:style-name="P2">Start a command-line application on your computer (like Terminal or 'command')</text:p>
        </text:list-item>
        <text:list-item>
          <text:p text:style-name="P2">Describe what a directory is</text:p>
        </text:list-item>
        <text:list-item>
          <text:p text:style-name="P2">Use 'cd' to move between directories and navigate into a particular directory</text:p>
        </text:list-item>
        <text:list-item>
          <text:p text:style-name="P2">Know where files downloaded through your web browser are located or how to find them </text:p>
        </text:list-item>
        <text:list-item>
          <text:p text:style-name="P2">Describe the difference between a command and options</text:p>
        </text:list-item>
        <text:list-item>
          <text:p text:style-name="P2">Open a file located in a particular directory and edit it with a text editor</text:p>
        </text:list-item>
      </text:list>
      <text:p text:style-name="Standard"/>
      <text:p text:style-name="Standard">Task breakdown</text:p>
      <text:list xml:id="list7592332691349011877" text:style-name="L5">
        <text:list-item>
          <text:p text:style-name="P3">Use git to create a repository</text:p>
        </text:list-item>
        <text:list-item>
          <text:p text:style-name="P3">Use git to add a file to a repository</text:p>
        </text:list-item>
        <text:list-item>
          <text:p text:style-name="P3">Use git to create a branch</text:p>
        </text:list-item>
        <text:list-item>
          <text:p text:style-name="P3">Use git to clone a repository</text:p>
        </text:list-item>
        <text:list-item>
          <text:p text:style-name="P3">Use git to commit a change</text:p>
        </text:list-item>
        <text:list-item>
          <text:p text:style-name="P3">Use git to push a local commit to another git repository</text:p>
        </text:list-item>
        <text:list-item>
          <text:p text:style-name="P3">Open a pull request on the Github websit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Deckelmann</meta:initial-creator>
    <meta:creation-date>2014-02-09T18:47:01</meta:creation-date>
    <dc:date>2014-02-09T19:09:16</dc:date>
    <dc:creator>Selena Deckelmann</dc:creator>
    <meta:editing-duration>PT22M15S</meta:editing-duration>
    <meta:editing-cycles>13</meta:editing-cycles>
    <meta:generator>OpenOffice/4.0.1$Unix OpenOffice.org_project/401m5$Build-9714</meta:generator>
    <meta:document-statistic meta:table-count="0" meta:image-count="0" meta:object-count="0" meta:page-count="1" meta:paragraph-count="23" meta:word-count="225" meta:character-count="1217"/>
  </office:meta>
</office:document-meta>
</file>